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293" officeooo:paragraph-rsid="0014f2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name: Admin</text:p>
      <text:p text:style-name="P1">Password: Password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09:33:52.428918458</meta:creation-date>
    <dc:date>2021-09-14T09:34:17.902805197</dc:date>
    <meta:editing-duration>PT26S</meta:editing-duration>
    <meta:editing-cycles>1</meta:editing-cycles>
    <meta:document-statistic meta:table-count="0" meta:image-count="0" meta:object-count="0" meta:page-count="1" meta:paragraph-count="2" meta:word-count="4" meta:character-count="36" meta:non-whitespace-character-count="34"/>
    <meta:generator>LibreOffice/6.4.7.2$Linux_X86_64 LibreOffice_project/40$Build-2</meta:generator>
  </office:meta>
</office:document-meta>
</file>